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5:'grayscale 1000x1000'.M5 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1:'grayscale 1000x1000'.M11 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1" office:value-type="float" office:value="46933" calcext:value-type="float">
            <text:p>4,69E+04</text:p>
          </table:table-cell>
          <table:table-cell table:style-name="ce1" office:value-type="float" office:value="7698.6" calcext:value-type="float">
            <text:p>7,70E+03</text:p>
          </table:table-cell>
          <table:table-cell table:style-name="ce1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1" office:value-type="float" office:value="31460" calcext:value-type="float">
            <text:p>3,15E+04</text:p>
          </table:table-cell>
          <table:table-cell table:style-name="ce1" office:value-type="float" office:value="5297.4" calcext:value-type="float">
            <text:p>5,30E+03</text:p>
          </table:table-cell>
          <table:table-cell table:style-name="ce1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1" office:value-type="float" office:value="12450" calcext:value-type="float">
            <text:p>1,25E+04</text:p>
          </table:table-cell>
          <table:table-cell table:style-name="ce1" office:value-type="float" office:value="3583.2" calcext:value-type="float">
            <text:p>3,58E+03</text:p>
          </table:table-cell>
          <table:table-cell table:style-name="ce1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3380" calcext:value-type="float">
            <text:p>1,34E+04</text:p>
          </table:table-cell>
          <table:table-cell table:formula="of:=[.B5]/(300*300*(1-[.A5]))" office:value-type="float" office:value="0.228717948717949" calcext:value-type="float">
            <text:p>0,228717948717949</text:p>
          </table:table-cell>
          <table:table-cell office:value-type="float" office:value="42.5" calcext:value-type="float">
            <text:p>42,5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6622.7" calcext:value-type="float">
            <text:p>6,62E+03</text:p>
          </table:table-cell>
          <table:table-cell table:formula="of:=[.B6]/(300*300*(1-[.A6]))" office:value-type="float" office:value="0.133791919191919" calcext:value-type="float">
            <text:p>0,133791919191919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Ce povecamo regulacijsko mejo je rezultat boljsi, 8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1628.2" calcext:value-type="float">
            <text:p>1,63E+03</text:p>
          </table:table-cell>
          <table:table-cell table:formula="of:=[.B7]/(300*300*(1-[.A7]))" office:value-type="float" office:value="0.0452277777777778" calcext:value-type="float">
            <text:p>0,0452277777777778</text:p>
          </table:table-cell>
          <table:table-cell office:value-type="float" office:value="354.31" calcext:value-type="float">
            <text:p>354,31</text:p>
          </table:table-cell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table:style-name="ce1" office:value-type="float" office:value="2987.2" calcext:value-type="float">
            <text:p>2,99E+03</text:p>
          </table:table-cell>
          <table:table-cell table:formula="of:=[.B8]/(300*300*(1-[.A8]))" office:value-type="float" office:value="0.521053549624978" calcext:value-type="float">
            <text:p>0,521053549624978</text:p>
          </table:table-cell>
          <table:table-cell office:value-type="float" office:value="594.32" calcext:value-type="float">
            <text:p>594,32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office:value-type="float" office:value="218.32" calcext:value-type="float">
            <text:p>218,32</text:p>
          </table:table-cell>
          <table:table-cell table:formula="of:=[.B17]/(300*300*(1-[.A17]))" office:value-type="float" office:value="0.0380812837955695" calcext:value-type="float">
            <text:p>0,0380812837955695</text:p>
          </table:table-cell>
          <table:table-cell office:value-type="float" office:value="33.45" calcext:value-type="float">
            <text:p>33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ika z besedilom</text:p>
          </table:table-cell>
        </table:table-row>
      </table:table>
      <table:table table:name="grayscale 300x300 kompleksen motiv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1244" calcext:value-type="float">
            <text:p>1,12E+04</text:p>
          </table:table-cell>
          <table:table-cell table:formula="of:=[.B5]/(300*300*(1-[.A5]))" office:value-type="float" office:value="0.192205128205128" calcext:value-type="float">
            <text:p>0,192205128205128</text:p>
          </table:table-cell>
          <table:table-cell office:value-type="float" office:value="23.369" calcext:value-type="float">
            <text:p>23,3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7696.2" calcext:value-type="float">
            <text:p>7,70E+03</text:p>
          </table:table-cell>
          <table:table-cell table:formula="of:=[.B6]/(300*300*(1-[.A6]))" office:value-type="float" office:value="0.155478787878788" calcext:value-type="float">
            <text:p>0,155478787878788</text:p>
          </table:table-cell>
          <table:table-cell office:value-type="float" office:value="52.5" calcext:value-type="float">
            <text:p>52,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4383.7" calcext:value-type="float">
            <text:p>4,38E+03</text:p>
          </table:table-cell>
          <table:table-cell table:formula="of:=[.B7]/(300*300*(1-[.A7]))" office:value-type="float" office:value="0.121769444444444" calcext:value-type="float">
            <text:p>0,121769444444444</text:p>
          </table:table-cell>
          <table:table-cell office:value-type="float" office:value="80.59" calcext:value-type="float">
            <text:p>80,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string" calcext:value-type="string">
            <text:p>32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string" calcext:value-type="string">
            <text:p>27.0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string" calcext:value-type="string">
            <text:p>26.541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barvna 300x300 preprost motiv" table:style-name="ta1">
        <table:table-column table:style-name="co10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6-30T19:14:35.001000000</dc:date>
    <meta:editing-duration>PT19H47M31S</meta:editing-duration>
    <meta:editing-cycles>16</meta:editing-cycles>
    <meta:generator>LibreOffice/7.5.2.2$Windows_X86_64 LibreOffice_project/53bb9681a964705cf672590721dbc85eb4d0c3a2</meta:generator>
    <meta:document-statistic meta:table-count="5" meta:cell-count="35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